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40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84mm" svg:height="89.74mm" svg:x="98.4mm" svg:y="4.8mm">
            <draw:object draw:notify-on-update-of-ranges="data.A1:data.A1 data.A2:data.A70 data.B1:data.B1 data.B2:data.B70 data.A1:data.A1 data.A2:data.A70 data.C1:data.C1 data.C2:data.C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ving 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SIN([$config.$B$2] * [.A2])+1+ RAND()) * ([$config.$C$2]+ RAND())  + ([$config.$C$2] + RAND()) +(SIN(([$config.$B$3] + RAND())* [.A2])+1+ RAND() * ([$config.$C$3] +  RAND()) + [$config.$C$3]) + [.A2]*([$config.$B$4]) + [$config.$C$4]  * RAND()" office:value-type="float" office:value="62.7838874315232" calcext:value-type="float">
            <text:p>62,7838874315232</text:p>
          </table:table-cell>
          <table:table-cell/>
        </table:table-row>
        <table:table-row table:style-name="ro1">
          <table:table-cell table:formula="of:=[.A2]+[$config.$B$1]" office:value-type="float" office:value="2" calcext:value-type="float">
            <text:p>2</text:p>
          </table:table-cell>
          <table:table-cell table:formula="of:=(SIN([$config.$B$2] * [.A3])+1+ RAND()) * ([$config.$C$2]+ RAND())  + ([$config.$C$2] + RAND()) +(SIN(([$config.$B$3] + RAND())* [.A3])+1+ RAND() * ([$config.$C$3] +  RAND()) + [$config.$C$3]) + [.A3]*([$config.$B$4]) + [$config.$C$4]  * RAND()" office:value-type="float" office:value="65.2385345088132" calcext:value-type="float">
            <text:p>65,2385345088132</text:p>
          </table:table-cell>
          <table:table-cell/>
        </table:table-row>
        <table:table-row table:style-name="ro1">
          <table:table-cell table:formula="of:=[.A3]+[$config.$B$1]" office:value-type="float" office:value="3" calcext:value-type="float">
            <text:p>3</text:p>
          </table:table-cell>
          <table:table-cell table:formula="of:=(SIN([$config.$B$2] * [.A4])+1+ RAND()) * ([$config.$C$2]+ RAND())  + ([$config.$C$2] + RAND()) +(SIN(([$config.$B$3] + RAND())* [.A4])+1+ RAND() * ([$config.$C$3] +  RAND()) + [$config.$C$3]) + [.A4]*([$config.$B$4]) + [$config.$C$4]  * RAND()" office:value-type="float" office:value="58.5320564019518" calcext:value-type="float">
            <text:p>58,5320564019518</text:p>
          </table:table-cell>
          <table:table-cell/>
        </table:table-row>
        <table:table-row table:style-name="ro1">
          <table:table-cell table:formula="of:=[.A4]+[$config.$B$1]" office:value-type="float" office:value="4" calcext:value-type="float">
            <text:p>4</text:p>
          </table:table-cell>
          <table:table-cell table:formula="of:=(SIN([$config.$B$2] * [.A5])+1+ RAND()) * ([$config.$C$2]+ RAND())  + ([$config.$C$2] + RAND()) +(SIN(([$config.$B$3] + RAND())* [.A5])+1+ RAND() * ([$config.$C$3] +  RAND()) + [$config.$C$3]) + [.A5]*([$config.$B$4]) + [$config.$C$4]  * RAND()" office:value-type="float" office:value="68.4725894875357" calcext:value-type="float">
            <text:p>68,4725894875357</text:p>
          </table:table-cell>
          <table:table-cell/>
        </table:table-row>
        <table:table-row table:style-name="ro1">
          <table:table-cell table:formula="of:=[.A5]+[$config.$B$1]" office:value-type="float" office:value="5" calcext:value-type="float">
            <text:p>5</text:p>
          </table:table-cell>
          <table:table-cell table:formula="of:=(SIN([$config.$B$2] * [.A6])+1+ RAND()) * ([$config.$C$2]+ RAND())  + ([$config.$C$2] + RAND()) +(SIN(([$config.$B$3] + RAND())* [.A6])+1+ RAND() * ([$config.$C$3] +  RAND()) + [$config.$C$3]) + [.A6]*([$config.$B$4]) + [$config.$C$4]  * RAND()" office:value-type="float" office:value="50.8344441364099" calcext:value-type="float">
            <text:p>50,8344441364099</text:p>
          </table:table-cell>
          <table:table-cell/>
        </table:table-row>
        <table:table-row table:style-name="ro1">
          <table:table-cell table:formula="of:=[.A6]+[$config.$B$1]" office:value-type="float" office:value="6" calcext:value-type="float">
            <text:p>6</text:p>
          </table:table-cell>
          <table:table-cell table:formula="of:=(SIN([$config.$B$2] * [.A7])+1+ RAND()) * ([$config.$C$2]+ RAND())  + ([$config.$C$2] + RAND()) +(SIN(([$config.$B$3] + RAND())* [.A7])+1+ RAND() * ([$config.$C$3] +  RAND()) + [$config.$C$3]) + [.A7]*([$config.$B$4]) + [$config.$C$4]  * RAND()" office:value-type="float" office:value="62.2817077957296" calcext:value-type="float">
            <text:p>62,2817077957296</text:p>
          </table:table-cell>
          <table:table-cell/>
        </table:table-row>
        <table:table-row table:style-name="ro1">
          <table:table-cell table:formula="of:=[.A7]+[$config.$B$1]" office:value-type="float" office:value="7" calcext:value-type="float">
            <text:p>7</text:p>
          </table:table-cell>
          <table:table-cell table:formula="of:=(SIN([$config.$B$2] * [.A8])+1+ RAND()) * ([$config.$C$2]+ RAND())  + ([$config.$C$2] + RAND()) +(SIN(([$config.$B$3] + RAND())* [.A8])+1+ RAND() * ([$config.$C$3] +  RAND()) + [$config.$C$3]) + [.A8]*([$config.$B$4]) + [$config.$C$4]  * RAND()" office:value-type="float" office:value="55.9943357169167" calcext:value-type="float">
            <text:p>55,9943357169167</text:p>
          </table:table-cell>
          <table:table-cell/>
        </table:table-row>
        <table:table-row table:style-name="ro1">
          <table:table-cell table:formula="of:=[.A8]+[$config.$B$1]" office:value-type="float" office:value="8" calcext:value-type="float">
            <text:p>8</text:p>
          </table:table-cell>
          <table:table-cell table:formula="of:=(SIN([$config.$B$2] * [.A9])+1+ RAND()) * ([$config.$C$2]+ RAND())  + ([$config.$C$2] + RAND()) +(SIN(([$config.$B$3] + RAND())* [.A9])+1+ RAND() * ([$config.$C$3] +  RAND()) + [$config.$C$3]) + [.A9]*([$config.$B$4]) + [$config.$C$4]  * RAND()" office:value-type="float" office:value="63.7076574451747" calcext:value-type="float">
            <text:p>63,7076574451747</text:p>
          </table:table-cell>
          <table:table-cell/>
        </table:table-row>
        <table:table-row table:style-name="ro1">
          <table:table-cell table:formula="of:=[.A9]+[$config.$B$1]" office:value-type="float" office:value="9" calcext:value-type="float">
            <text:p>9</text:p>
          </table:table-cell>
          <table:table-cell table:formula="of:=(SIN([$config.$B$2] * [.A10])+1+ RAND()) * ([$config.$C$2]+ RAND())  + ([$config.$C$2] + RAND()) +(SIN(([$config.$B$3] + RAND())* [.A10])+1+ RAND() * ([$config.$C$3] +  RAND()) + [$config.$C$3]) + [.A10]*([$config.$B$4]) + [$config.$C$4]  * RAND()" office:value-type="float" office:value="59.8503821884687" calcext:value-type="float">
            <text:p>59,8503821884687</text:p>
          </table:table-cell>
          <table:table-cell/>
        </table:table-row>
        <table:table-row table:style-name="ro1">
          <table:table-cell table:formula="of:=[.A10]+[$config.$B$1]" office:value-type="float" office:value="10" calcext:value-type="float">
            <text:p>10</text:p>
          </table:table-cell>
          <table:table-cell table:formula="of:=(SIN([$config.$B$2] * [.A11])+1+ RAND()) * ([$config.$C$2]+ RAND())  + ([$config.$C$2] + RAND()) +(SIN(([$config.$B$3] + RAND())* [.A11])+1+ RAND() * ([$config.$C$3] +  RAND()) + [$config.$C$3]) + [.A11]*([$config.$B$4]) + [$config.$C$4]  * RAND()" office:value-type="float" office:value="75.6533545043615" calcext:value-type="float">
            <text:p>75,6533545043615</text:p>
          </table:table-cell>
          <table:table-cell/>
        </table:table-row>
        <table:table-row table:style-name="ro1">
          <table:table-cell table:formula="of:=[.A11]+[$config.$B$1]" office:value-type="float" office:value="11" calcext:value-type="float">
            <text:p>11</text:p>
          </table:table-cell>
          <table:table-cell table:formula="of:=(SIN([$config.$B$2] * [.A12])+1+ RAND()) * ([$config.$C$2]+ RAND())  + ([$config.$C$2] + RAND()) +(SIN(([$config.$B$3] + RAND())* [.A12])+1+ RAND() * ([$config.$C$3] +  RAND()) + [$config.$C$3]) + [.A12]*([$config.$B$4]) + [$config.$C$4]  * RAND()" office:value-type="float" office:value="81.2927689020281" calcext:value-type="float">
            <text:p>81,2927689020281</text:p>
          </table:table-cell>
          <table:table-cell/>
        </table:table-row>
        <table:table-row table:style-name="ro1">
          <table:table-cell table:formula="of:=[.A12]+[$config.$B$1]" office:value-type="float" office:value="12" calcext:value-type="float">
            <text:p>12</text:p>
          </table:table-cell>
          <table:table-cell table:formula="of:=(SIN([$config.$B$2] * [.A13])+1+ RAND()) * ([$config.$C$2]+ RAND())  + ([$config.$C$2] + RAND()) +(SIN(([$config.$B$3] + RAND())* [.A13])+1+ RAND() * ([$config.$C$3] +  RAND()) + [$config.$C$3]) + [.A13]*([$config.$B$4]) + [$config.$C$4]  * RAND()" office:value-type="float" office:value="89.1145280997113" calcext:value-type="float">
            <text:p>89,1145280997113</text:p>
          </table:table-cell>
          <table:table-cell/>
        </table:table-row>
        <table:table-row table:style-name="ro1">
          <table:table-cell table:formula="of:=[.A13]+[$config.$B$1]" office:value-type="float" office:value="13" calcext:value-type="float">
            <text:p>13</text:p>
          </table:table-cell>
          <table:table-cell table:formula="of:=(SIN([$config.$B$2] * [.A14])+1+ RAND()) * ([$config.$C$2]+ RAND())  + ([$config.$C$2] + RAND()) +(SIN(([$config.$B$3] + RAND())* [.A14])+1+ RAND() * ([$config.$C$3] +  RAND()) + [$config.$C$3]) + [.A14]*([$config.$B$4]) + [$config.$C$4]  * RAND()" office:value-type="float" office:value="81.2255824973921" calcext:value-type="float">
            <text:p>81,2255824973921</text:p>
          </table:table-cell>
          <table:table-cell/>
        </table:table-row>
        <table:table-row table:style-name="ro1">
          <table:table-cell table:formula="of:=[.A14]+[$config.$B$1]" office:value-type="float" office:value="14" calcext:value-type="float">
            <text:p>14</text:p>
          </table:table-cell>
          <table:table-cell table:formula="of:=(SIN([$config.$B$2] * [.A15])+1+ RAND()) * ([$config.$C$2]+ RAND())  + ([$config.$C$2] + RAND()) +(SIN(([$config.$B$3] + RAND())* [.A15])+1+ RAND() * ([$config.$C$3] +  RAND()) + [$config.$C$3]) + [.A15]*([$config.$B$4]) + [$config.$C$4]  * RAND()" office:value-type="float" office:value="66.5880519893211" calcext:value-type="float">
            <text:p>66,5880519893211</text:p>
          </table:table-cell>
          <table:table-cell/>
        </table:table-row>
        <table:table-row table:style-name="ro1">
          <table:table-cell table:formula="of:=[.A15]+[$config.$B$1]" office:value-type="float" office:value="15" calcext:value-type="float">
            <text:p>15</text:p>
          </table:table-cell>
          <table:table-cell table:formula="of:=(SIN([$config.$B$2] * [.A16])+1+ RAND()) * ([$config.$C$2]+ RAND())  + ([$config.$C$2] + RAND()) +(SIN(([$config.$B$3] + RAND())* [.A16])+1+ RAND() * ([$config.$C$3] +  RAND()) + [$config.$C$3]) + [.A16]*([$config.$B$4]) + [$config.$C$4]  * RAND()" office:value-type="float" office:value="55.8006332585602" calcext:value-type="float">
            <text:p>55,8006332585602</text:p>
          </table:table-cell>
          <table:table-cell/>
        </table:table-row>
        <table:table-row table:style-name="ro1">
          <table:table-cell table:formula="of:=[.A16]+[$config.$B$1]" office:value-type="float" office:value="16" calcext:value-type="float">
            <text:p>16</text:p>
          </table:table-cell>
          <table:table-cell table:formula="of:=(SIN([$config.$B$2] * [.A17])+1+ RAND()) * ([$config.$C$2]+ RAND())  + ([$config.$C$2] + RAND()) +(SIN(([$config.$B$3] + RAND())* [.A17])+1+ RAND() * ([$config.$C$3] +  RAND()) + [$config.$C$3]) + [.A17]*([$config.$B$4]) + [$config.$C$4]  * RAND()" office:value-type="float" office:value="59.4160667830688" calcext:value-type="float">
            <text:p>59,4160667830688</text:p>
          </table:table-cell>
          <table:table-cell/>
        </table:table-row>
        <table:table-row table:style-name="ro1">
          <table:table-cell table:formula="of:=[.A17]+[$config.$B$1]" office:value-type="float" office:value="17" calcext:value-type="float">
            <text:p>17</text:p>
          </table:table-cell>
          <table:table-cell table:formula="of:=(SIN([$config.$B$2] * [.A18])+1+ RAND()) * ([$config.$C$2]+ RAND())  + ([$config.$C$2] + RAND()) +(SIN(([$config.$B$3] + RAND())* [.A18])+1+ RAND() * ([$config.$C$3] +  RAND()) + [$config.$C$3]) + [.A18]*([$config.$B$4]) + [$config.$C$4]  * RAND()" office:value-type="float" office:value="74.3066598692447" calcext:value-type="float">
            <text:p>74,3066598692447</text:p>
          </table:table-cell>
          <table:table-cell/>
        </table:table-row>
        <table:table-row table:style-name="ro1">
          <table:table-cell table:formula="of:=[.A18]+[$config.$B$1]" office:value-type="float" office:value="18" calcext:value-type="float">
            <text:p>18</text:p>
          </table:table-cell>
          <table:table-cell table:formula="of:=(SIN([$config.$B$2] * [.A19])+1+ RAND()) * ([$config.$C$2]+ RAND())  + ([$config.$C$2] + RAND()) +(SIN(([$config.$B$3] + RAND())* [.A19])+1+ RAND() * ([$config.$C$3] +  RAND()) + [$config.$C$3]) + [.A19]*([$config.$B$4]) + [$config.$C$4]  * RAND()" office:value-type="float" office:value="78.9017326595915" calcext:value-type="float">
            <text:p>78,9017326595915</text:p>
          </table:table-cell>
          <table:table-cell/>
        </table:table-row>
        <table:table-row table:style-name="ro1">
          <table:table-cell table:formula="of:=[.A19]+[$config.$B$1]" office:value-type="float" office:value="19" calcext:value-type="float">
            <text:p>19</text:p>
          </table:table-cell>
          <table:table-cell table:formula="of:=(SIN([$config.$B$2] * [.A20])+1+ RAND()) * ([$config.$C$2]+ RAND())  + ([$config.$C$2] + RAND()) +(SIN(([$config.$B$3] + RAND())* [.A20])+1+ RAND() * ([$config.$C$3] +  RAND()) + [$config.$C$3]) + [.A20]*([$config.$B$4]) + [$config.$C$4]  * RAND()" office:value-type="float" office:value="82.8804520338715" calcext:value-type="float">
            <text:p>82,8804520338715</text:p>
          </table:table-cell>
          <table:table-cell/>
        </table:table-row>
        <table:table-row table:style-name="ro1">
          <table:table-cell table:formula="of:=[.A20]+[$config.$B$1]" office:value-type="float" office:value="20" calcext:value-type="float">
            <text:p>20</text:p>
          </table:table-cell>
          <table:table-cell table:formula="of:=(SIN([$config.$B$2] * [.A21])+1+ RAND()) * ([$config.$C$2]+ RAND())  + ([$config.$C$2] + RAND()) +(SIN(([$config.$B$3] + RAND())* [.A21])+1+ RAND() * ([$config.$C$3] +  RAND()) + [$config.$C$3]) + [.A21]*([$config.$B$4]) + [$config.$C$4]  * RAND()" office:value-type="float" office:value="85.4945249953212" calcext:value-type="float">
            <text:p>85,4945249953212</text:p>
          </table:table-cell>
          <table:table-cell/>
        </table:table-row>
        <table:table-row table:style-name="ro1">
          <table:table-cell table:formula="of:=[.A21]+[$config.$B$1]" office:value-type="float" office:value="21" calcext:value-type="float">
            <text:p>21</text:p>
          </table:table-cell>
          <table:table-cell table:formula="of:=(SIN([$config.$B$2] * [.A22])+1+ RAND()) * ([$config.$C$2]+ RAND())  + ([$config.$C$2] + RAND()) +(SIN(([$config.$B$3] + RAND())* [.A22])+1+ RAND() * ([$config.$C$3] +  RAND()) + [$config.$C$3]) + [.A22]*([$config.$B$4]) + [$config.$C$4]  * RAND()" office:value-type="float" office:value="78.7666335901639" calcext:value-type="float">
            <text:p>78,7666335901639</text:p>
          </table:table-cell>
          <table:table-cell/>
        </table:table-row>
        <table:table-row table:style-name="ro1">
          <table:table-cell table:formula="of:=[.A22]+[$config.$B$1]" office:value-type="float" office:value="22" calcext:value-type="float">
            <text:p>22</text:p>
          </table:table-cell>
          <table:table-cell table:formula="of:=(SIN([$config.$B$2] * [.A23])+1+ RAND()) * ([$config.$C$2]+ RAND())  + ([$config.$C$2] + RAND()) +(SIN(([$config.$B$3] + RAND())* [.A23])+1+ RAND() * ([$config.$C$3] +  RAND()) + [$config.$C$3]) + [.A23]*([$config.$B$4]) + [$config.$C$4]  * RAND()" office:value-type="float" office:value="76.2218402952157" calcext:value-type="float">
            <text:p>76,2218402952157</text:p>
          </table:table-cell>
          <table:table-cell/>
        </table:table-row>
        <table:table-row table:style-name="ro1">
          <table:table-cell table:formula="of:=[.A23]+[$config.$B$1]" office:value-type="float" office:value="23" calcext:value-type="float">
            <text:p>23</text:p>
          </table:table-cell>
          <table:table-cell table:formula="of:=(SIN([$config.$B$2] * [.A24])+1+ RAND()) * ([$config.$C$2]+ RAND())  + ([$config.$C$2] + RAND()) +(SIN(([$config.$B$3] + RAND())* [.A24])+1+ RAND() * ([$config.$C$3] +  RAND()) + [$config.$C$3]) + [.A24]*([$config.$B$4]) + [$config.$C$4]  * RAND()" office:value-type="float" office:value="74.3988082113744" calcext:value-type="float">
            <text:p>74,3988082113744</text:p>
          </table:table-cell>
          <table:table-cell/>
        </table:table-row>
        <table:table-row table:style-name="ro1">
          <table:table-cell table:formula="of:=[.A24]+[$config.$B$1]" office:value-type="float" office:value="24" calcext:value-type="float">
            <text:p>24</text:p>
          </table:table-cell>
          <table:table-cell table:formula="of:=(SIN([$config.$B$2] * [.A25])+1+ RAND()) * ([$config.$C$2]+ RAND())  + ([$config.$C$2] + RAND()) +(SIN(([$config.$B$3] + RAND())* [.A25])+1+ RAND() * ([$config.$C$3] +  RAND()) + [$config.$C$3]) + [.A25]*([$config.$B$4]) + [$config.$C$4]  * RAND()" office:value-type="float" office:value="70.342992344552" calcext:value-type="float">
            <text:p>70,342992344552</text:p>
          </table:table-cell>
          <table:table-cell/>
        </table:table-row>
        <table:table-row table:style-name="ro1">
          <table:table-cell table:formula="of:=[.A25]+[$config.$B$1]" office:value-type="float" office:value="25" calcext:value-type="float">
            <text:p>25</text:p>
          </table:table-cell>
          <table:table-cell table:formula="of:=(SIN([$config.$B$2] * [.A26])+1+ RAND()) * ([$config.$C$2]+ RAND())  + ([$config.$C$2] + RAND()) +(SIN(([$config.$B$3] + RAND())* [.A26])+1+ RAND() * ([$config.$C$3] +  RAND()) + [$config.$C$3]) + [.A26]*([$config.$B$4]) + [$config.$C$4]  * RAND()" office:value-type="float" office:value="61.994292992328" calcext:value-type="float">
            <text:p>61,994292992328</text:p>
          </table:table-cell>
          <table:table-cell/>
        </table:table-row>
        <table:table-row table:style-name="ro1">
          <table:table-cell table:formula="of:=[.A26]+[$config.$B$1]" office:value-type="float" office:value="26" calcext:value-type="float">
            <text:p>26</text:p>
          </table:table-cell>
          <table:table-cell table:formula="of:=(SIN([$config.$B$2] * [.A27])+1+ RAND()) * ([$config.$C$2]+ RAND())  + ([$config.$C$2] + RAND()) +(SIN(([$config.$B$3] + RAND())* [.A27])+1+ RAND() * ([$config.$C$3] +  RAND()) + [$config.$C$3]) + [.A27]*([$config.$B$4]) + [$config.$C$4]  * RAND()" office:value-type="float" office:value="78.1947534295779" calcext:value-type="float">
            <text:p>78,1947534295779</text:p>
          </table:table-cell>
          <table:table-cell/>
        </table:table-row>
        <table:table-row table:style-name="ro1">
          <table:table-cell table:formula="of:=[.A27]+[$config.$B$1]" office:value-type="float" office:value="27" calcext:value-type="float">
            <text:p>27</text:p>
          </table:table-cell>
          <table:table-cell table:formula="of:=(SIN([$config.$B$2] * [.A28])+1+ RAND()) * ([$config.$C$2]+ RAND())  + ([$config.$C$2] + RAND()) +(SIN(([$config.$B$3] + RAND())* [.A28])+1+ RAND() * ([$config.$C$3] +  RAND()) + [$config.$C$3]) + [.A28]*([$config.$B$4]) + [$config.$C$4]  * RAND()" office:value-type="float" office:value="84.414362069782" calcext:value-type="float">
            <text:p>84,414362069782</text:p>
          </table:table-cell>
          <table:table-cell/>
        </table:table-row>
        <table:table-row table:style-name="ro1">
          <table:table-cell table:formula="of:=[.A28]+[$config.$B$1]" office:value-type="float" office:value="28" calcext:value-type="float">
            <text:p>28</text:p>
          </table:table-cell>
          <table:table-cell table:formula="of:=(SIN([$config.$B$2] * [.A29])+1+ RAND()) * ([$config.$C$2]+ RAND())  + ([$config.$C$2] + RAND()) +(SIN(([$config.$B$3] + RAND())* [.A29])+1+ RAND() * ([$config.$C$3] +  RAND()) + [$config.$C$3]) + [.A29]*([$config.$B$4]) + [$config.$C$4]  * RAND()" office:value-type="float" office:value="82.0295252573722" calcext:value-type="float">
            <text:p>82,0295252573722</text:p>
          </table:table-cell>
          <table:table-cell/>
        </table:table-row>
        <table:table-row table:style-name="ro1">
          <table:table-cell table:formula="of:=[.A29]+[$config.$B$1]" office:value-type="float" office:value="29" calcext:value-type="float">
            <text:p>29</text:p>
          </table:table-cell>
          <table:table-cell table:formula="of:=(SIN([$config.$B$2] * [.A30])+1+ RAND()) * ([$config.$C$2]+ RAND())  + ([$config.$C$2] + RAND()) +(SIN(([$config.$B$3] + RAND())* [.A30])+1+ RAND() * ([$config.$C$3] +  RAND()) + [$config.$C$3]) + [.A30]*([$config.$B$4]) + [$config.$C$4]  * RAND()" office:value-type="float" office:value="84.9758685018038" calcext:value-type="float">
            <text:p>84,9758685018038</text:p>
          </table:table-cell>
          <table:table-cell/>
        </table:table-row>
        <table:table-row table:style-name="ro1">
          <table:table-cell table:formula="of:=[.A30]+[$config.$B$1]" office:value-type="float" office:value="30" calcext:value-type="float">
            <text:p>30</text:p>
          </table:table-cell>
          <table:table-cell table:formula="of:=(SIN([$config.$B$2] * [.A31])+1+ RAND()) * ([$config.$C$2]+ RAND())  + ([$config.$C$2] + RAND()) +(SIN(([$config.$B$3] + RAND())* [.A31])+1+ RAND() * ([$config.$C$3] +  RAND()) + [$config.$C$3]) + [.A31]*([$config.$B$4]) + [$config.$C$4]  * RAND()" office:value-type="float" office:value="95.1697795123465" calcext:value-type="float">
            <text:p>95,1697795123465</text:p>
          </table:table-cell>
          <table:table-cell/>
        </table:table-row>
        <table:table-row table:style-name="ro1">
          <table:table-cell table:formula="of:=[.A31]+[$config.$B$1]" office:value-type="float" office:value="31" calcext:value-type="float">
            <text:p>31</text:p>
          </table:table-cell>
          <table:table-cell table:formula="of:=(SIN([$config.$B$2] * [.A32])+1+ RAND()) * ([$config.$C$2]+ RAND())  + ([$config.$C$2] + RAND()) +(SIN(([$config.$B$3] + RAND())* [.A32])+1+ RAND() * ([$config.$C$3] +  RAND()) + [$config.$C$3]) + [.A32]*([$config.$B$4]) + [$config.$C$4]  * RAND()" office:value-type="float" office:value="98.6123946635957" calcext:value-type="float">
            <text:p>98,6123946635957</text:p>
          </table:table-cell>
          <table:table-cell/>
        </table:table-row>
        <table:table-row table:style-name="ro1">
          <table:table-cell table:formula="of:=[.A32]+[$config.$B$1]" office:value-type="float" office:value="32" calcext:value-type="float">
            <text:p>32</text:p>
          </table:table-cell>
          <table:table-cell table:formula="of:=(SIN([$config.$B$2] * [.A33])+1+ RAND()) * ([$config.$C$2]+ RAND())  + ([$config.$C$2] + RAND()) +(SIN(([$config.$B$3] + RAND())* [.A33])+1+ RAND() * ([$config.$C$3] +  RAND()) + [$config.$C$3]) + [.A33]*([$config.$B$4]) + [$config.$C$4]  * RAND()" office:value-type="float" office:value="91.5450877714451" calcext:value-type="float">
            <text:p>91,5450877714451</text:p>
          </table:table-cell>
          <table:table-cell/>
        </table:table-row>
        <table:table-row table:style-name="ro1">
          <table:table-cell table:formula="of:=[.A33]+[$config.$B$1]" office:value-type="float" office:value="33" calcext:value-type="float">
            <text:p>33</text:p>
          </table:table-cell>
          <table:table-cell table:formula="of:=(SIN([$config.$B$2] * [.A34])+1+ RAND()) * ([$config.$C$2]+ RAND())  + ([$config.$C$2] + RAND()) +(SIN(([$config.$B$3] + RAND())* [.A34])+1+ RAND() * ([$config.$C$3] +  RAND()) + [$config.$C$3]) + [.A34]*([$config.$B$4]) + [$config.$C$4]  * RAND()" office:value-type="float" office:value="93.9871250350067" calcext:value-type="float">
            <text:p>93,9871250350067</text:p>
          </table:table-cell>
          <table:table-cell/>
        </table:table-row>
        <table:table-row table:style-name="ro1">
          <table:table-cell table:formula="of:=[.A34]+[$config.$B$1]" office:value-type="float" office:value="34" calcext:value-type="float">
            <text:p>34</text:p>
          </table:table-cell>
          <table:table-cell table:formula="of:=(SIN([$config.$B$2] * [.A35])+1+ RAND()) * ([$config.$C$2]+ RAND())  + ([$config.$C$2] + RAND()) +(SIN(([$config.$B$3] + RAND())* [.A35])+1+ RAND() * ([$config.$C$3] +  RAND()) + [$config.$C$3]) + [.A35]*([$config.$B$4]) + [$config.$C$4]  * RAND()" office:value-type="float" office:value="83.6426869527416" calcext:value-type="float">
            <text:p>83,6426869527416</text:p>
          </table:table-cell>
          <table:table-cell/>
        </table:table-row>
        <table:table-row table:style-name="ro1">
          <table:table-cell table:formula="of:=[.A35]+[$config.$B$1]" office:value-type="float" office:value="35" calcext:value-type="float">
            <text:p>35</text:p>
          </table:table-cell>
          <table:table-cell table:formula="of:=(SIN([$config.$B$2] * [.A36])+1+ RAND()) * ([$config.$C$2]+ RAND())  + ([$config.$C$2] + RAND()) +(SIN(([$config.$B$3] + RAND())* [.A36])+1+ RAND() * ([$config.$C$3] +  RAND()) + [$config.$C$3]) + [.A36]*([$config.$B$4]) + [$config.$C$4]  * RAND()" office:value-type="float" office:value="84.3973293456689" calcext:value-type="float">
            <text:p>84,3973293456689</text:p>
          </table:table-cell>
          <table:table-cell/>
        </table:table-row>
        <table:table-row table:style-name="ro1">
          <table:table-cell table:formula="of:=[.A36]+[$config.$B$1]" office:value-type="float" office:value="36" calcext:value-type="float">
            <text:p>36</text:p>
          </table:table-cell>
          <table:table-cell table:formula="of:=(SIN([$config.$B$2] * [.A37])+1+ RAND()) * ([$config.$C$2]+ RAND())  + ([$config.$C$2] + RAND()) +(SIN(([$config.$B$3] + RAND())* [.A37])+1+ RAND() * ([$config.$C$3] +  RAND()) + [$config.$C$3]) + [.A37]*([$config.$B$4]) + [$config.$C$4]  * RAND()" office:value-type="float" office:value="96.8283460533799" calcext:value-type="float">
            <text:p>96,8283460533799</text:p>
          </table:table-cell>
          <table:table-cell/>
        </table:table-row>
        <table:table-row table:style-name="ro1">
          <table:table-cell table:formula="of:=[.A37]+[$config.$B$1]" office:value-type="float" office:value="37" calcext:value-type="float">
            <text:p>37</text:p>
          </table:table-cell>
          <table:table-cell table:formula="of:=(SIN([$config.$B$2] * [.A38])+1+ RAND()) * ([$config.$C$2]+ RAND())  + ([$config.$C$2] + RAND()) +(SIN(([$config.$B$3] + RAND())* [.A38])+1+ RAND() * ([$config.$C$3] +  RAND()) + [$config.$C$3]) + [.A38]*([$config.$B$4]) + [$config.$C$4]  * RAND()" office:value-type="float" office:value="92.4612659726482" calcext:value-type="float">
            <text:p>92,4612659726482</text:p>
          </table:table-cell>
          <table:table-cell/>
        </table:table-row>
        <table:table-row table:style-name="ro1">
          <table:table-cell table:formula="of:=[.A38]+[$config.$B$1]" office:value-type="float" office:value="38" calcext:value-type="float">
            <text:p>38</text:p>
          </table:table-cell>
          <table:table-cell table:formula="of:=(SIN([$config.$B$2] * [.A39])+1+ RAND()) * ([$config.$C$2]+ RAND())  + ([$config.$C$2] + RAND()) +(SIN(([$config.$B$3] + RAND())* [.A39])+1+ RAND() * ([$config.$C$3] +  RAND()) + [$config.$C$3]) + [.A39]*([$config.$B$4]) + [$config.$C$4]  * RAND()" office:value-type="float" office:value="111.132098585919" calcext:value-type="float">
            <text:p>111,132098585919</text:p>
          </table:table-cell>
          <table:table-cell/>
        </table:table-row>
        <table:table-row table:style-name="ro1">
          <table:table-cell table:formula="of:=[.A39]+[$config.$B$1]" office:value-type="float" office:value="39" calcext:value-type="float">
            <text:p>39</text:p>
          </table:table-cell>
          <table:table-cell table:formula="of:=(SIN([$config.$B$2] * [.A40])+1+ RAND()) * ([$config.$C$2]+ RAND())  + ([$config.$C$2] + RAND()) +(SIN(([$config.$B$3] + RAND())* [.A40])+1+ RAND() * ([$config.$C$3] +  RAND()) + [$config.$C$3]) + [.A40]*([$config.$B$4]) + [$config.$C$4]  * RAND()" office:value-type="float" office:value="117.658837979769" calcext:value-type="float">
            <text:p>117,658837979769</text:p>
          </table:table-cell>
          <table:table-cell/>
        </table:table-row>
        <table:table-row table:style-name="ro1">
          <table:table-cell table:formula="of:=[.A40]+[$config.$B$1]" office:value-type="float" office:value="40" calcext:value-type="float">
            <text:p>40</text:p>
          </table:table-cell>
          <table:table-cell table:formula="of:=(SIN([$config.$B$2] * [.A41])+1+ RAND()) * ([$config.$C$2]+ RAND())  + ([$config.$C$2] + RAND()) +(SIN(([$config.$B$3] + RAND())* [.A41])+1+ RAND() * ([$config.$C$3] +  RAND()) + [$config.$C$3]) + [.A41]*([$config.$B$4]) + [$config.$C$4]  * RAND()" office:value-type="float" office:value="85.3264730499013" calcext:value-type="float">
            <text:p>85,3264730499013</text:p>
          </table:table-cell>
          <table:table-cell/>
        </table:table-row>
        <table:table-row table:style-name="ro1">
          <table:table-cell table:formula="of:=[.A41]+[$config.$B$1]" office:value-type="float" office:value="41" calcext:value-type="float">
            <text:p>41</text:p>
          </table:table-cell>
          <table:table-cell table:formula="of:=(SIN([$config.$B$2] * [.A42])+1+ RAND()) * ([$config.$C$2]+ RAND())  + ([$config.$C$2] + RAND()) +(SIN(([$config.$B$3] + RAND())* [.A42])+1+ RAND() * ([$config.$C$3] +  RAND()) + [$config.$C$3]) + [.A42]*([$config.$B$4]) + [$config.$C$4]  * RAND()" office:value-type="float" office:value="90.1639751234713" calcext:value-type="float">
            <text:p>90,1639751234713</text:p>
          </table:table-cell>
          <table:table-cell/>
        </table:table-row>
        <table:table-row table:style-name="ro1">
          <table:table-cell table:formula="of:=[.A42]+[$config.$B$1]" office:value-type="float" office:value="42" calcext:value-type="float">
            <text:p>42</text:p>
          </table:table-cell>
          <table:table-cell table:formula="of:=(SIN([$config.$B$2] * [.A43])+1+ RAND()) * ([$config.$C$2]+ RAND())  + ([$config.$C$2] + RAND()) +(SIN(([$config.$B$3] + RAND())* [.A43])+1+ RAND() * ([$config.$C$3] +  RAND()) + [$config.$C$3]) + [.A43]*([$config.$B$4]) + [$config.$C$4]  * RAND()" office:value-type="float" office:value="100.990634683255" calcext:value-type="float">
            <text:p>100,990634683255</text:p>
          </table:table-cell>
          <table:table-cell/>
        </table:table-row>
        <table:table-row table:style-name="ro1">
          <table:table-cell table:formula="of:=[.A43]+[$config.$B$1]" office:value-type="float" office:value="43" calcext:value-type="float">
            <text:p>43</text:p>
          </table:table-cell>
          <table:table-cell table:formula="of:=(SIN([$config.$B$2] * [.A44])+1+ RAND()) * ([$config.$C$2]+ RAND())  + ([$config.$C$2] + RAND()) +(SIN(([$config.$B$3] + RAND())* [.A44])+1+ RAND() * ([$config.$C$3] +  RAND()) + [$config.$C$3]) + [.A44]*([$config.$B$4]) + [$config.$C$4]  * RAND()" office:value-type="float" office:value="97.7391762747563" calcext:value-type="float">
            <text:p>97,7391762747563</text:p>
          </table:table-cell>
          <table:table-cell/>
        </table:table-row>
        <table:table-row table:style-name="ro1">
          <table:table-cell table:formula="of:=[.A44]+[$config.$B$1]" office:value-type="float" office:value="44" calcext:value-type="float">
            <text:p>44</text:p>
          </table:table-cell>
          <table:table-cell table:formula="of:=(SIN([$config.$B$2] * [.A45])+1+ RAND()) * ([$config.$C$2]+ RAND())  + ([$config.$C$2] + RAND()) +(SIN(([$config.$B$3] + RAND())* [.A45])+1+ RAND() * ([$config.$C$3] +  RAND()) + [$config.$C$3]) + [.A45]*([$config.$B$4]) + [$config.$C$4]  * RAND()" office:value-type="float" office:value="104.044948925143" calcext:value-type="float">
            <text:p>104,044948925143</text:p>
          </table:table-cell>
          <table:table-cell/>
        </table:table-row>
        <table:table-row table:style-name="ro1">
          <table:table-cell table:formula="of:=[.A45]+[$config.$B$1]" office:value-type="float" office:value="45" calcext:value-type="float">
            <text:p>45</text:p>
          </table:table-cell>
          <table:table-cell table:formula="of:=(SIN([$config.$B$2] * [.A46])+1+ RAND()) * ([$config.$C$2]+ RAND())  + ([$config.$C$2] + RAND()) +(SIN(([$config.$B$3] + RAND())* [.A46])+1+ RAND() * ([$config.$C$3] +  RAND()) + [$config.$C$3]) + [.A46]*([$config.$B$4]) + [$config.$C$4]  * RAND()" office:value-type="float" office:value="102.908877747164" calcext:value-type="float">
            <text:p>102,908877747164</text:p>
          </table:table-cell>
          <table:table-cell/>
        </table:table-row>
        <table:table-row table:style-name="ro1">
          <table:table-cell table:formula="of:=[.A46]+[$config.$B$1]" office:value-type="float" office:value="46" calcext:value-type="float">
            <text:p>46</text:p>
          </table:table-cell>
          <table:table-cell table:formula="of:=(SIN([$config.$B$2] * [.A47])+1+ RAND()) * ([$config.$C$2]+ RAND())  + ([$config.$C$2] + RAND()) +(SIN(([$config.$B$3] + RAND())* [.A47])+1+ RAND() * ([$config.$C$3] +  RAND()) + [$config.$C$3]) + [.A47]*([$config.$B$4]) + [$config.$C$4]  * RAND()" office:value-type="float" office:value="102.574971006206" calcext:value-type="float">
            <text:p>102,574971006206</text:p>
          </table:table-cell>
          <table:table-cell/>
        </table:table-row>
        <table:table-row table:style-name="ro1">
          <table:table-cell table:formula="of:=[.A47]+[$config.$B$1]" office:value-type="float" office:value="47" calcext:value-type="float">
            <text:p>47</text:p>
          </table:table-cell>
          <table:table-cell table:formula="of:=(SIN([$config.$B$2] * [.A48])+1+ RAND()) * ([$config.$C$2]+ RAND())  + ([$config.$C$2] + RAND()) +(SIN(([$config.$B$3] + RAND())* [.A48])+1+ RAND() * ([$config.$C$3] +  RAND()) + [$config.$C$3]) + [.A48]*([$config.$B$4]) + [$config.$C$4]  * RAND()" office:value-type="float" office:value="114.875573637796" calcext:value-type="float">
            <text:p>114,875573637796</text:p>
          </table:table-cell>
          <table:table-cell/>
        </table:table-row>
        <table:table-row table:style-name="ro1">
          <table:table-cell table:formula="of:=[.A48]+[$config.$B$1]" office:value-type="float" office:value="48" calcext:value-type="float">
            <text:p>48</text:p>
          </table:table-cell>
          <table:table-cell table:formula="of:=(SIN([$config.$B$2] * [.A49])+1+ RAND()) * ([$config.$C$2]+ RAND())  + ([$config.$C$2] + RAND()) +(SIN(([$config.$B$3] + RAND())* [.A49])+1+ RAND() * ([$config.$C$3] +  RAND()) + [$config.$C$3]) + [.A49]*([$config.$B$4]) + [$config.$C$4]  * RAND()" office:value-type="float" office:value="112.798968184583" calcext:value-type="float">
            <text:p>112,798968184583</text:p>
          </table:table-cell>
          <table:table-cell/>
        </table:table-row>
        <table:table-row table:style-name="ro1">
          <table:table-cell table:formula="of:=[.A49]+[$config.$B$1]" office:value-type="float" office:value="49" calcext:value-type="float">
            <text:p>49</text:p>
          </table:table-cell>
          <table:table-cell table:formula="of:=(SIN([$config.$B$2] * [.A50])+1+ RAND()) * ([$config.$C$2]+ RAND())  + ([$config.$C$2] + RAND()) +(SIN(([$config.$B$3] + RAND())* [.A50])+1+ RAND() * ([$config.$C$3] +  RAND()) + [$config.$C$3]) + [.A50]*([$config.$B$4]) + [$config.$C$4]  * RAND()" office:value-type="float" office:value="111.037433268585" calcext:value-type="float">
            <text:p>111,037433268585</text:p>
          </table:table-cell>
          <table:table-cell/>
        </table:table-row>
        <table:table-row table:style-name="ro1">
          <table:table-cell table:formula="of:=[.A50]+[$config.$B$1]" office:value-type="float" office:value="50" calcext:value-type="float">
            <text:p>50</text:p>
          </table:table-cell>
          <table:table-cell table:formula="of:=(SIN([$config.$B$2] * [.A51])+1+ RAND()) * ([$config.$C$2]+ RAND())  + ([$config.$C$2] + RAND()) +(SIN(([$config.$B$3] + RAND())* [.A51])+1+ RAND() * ([$config.$C$3] +  RAND()) + [$config.$C$3]) + [.A51]*([$config.$B$4]) + [$config.$C$4]  * RAND()" office:value-type="float" office:value="95.1527258044071" calcext:value-type="float">
            <text:p>95,1527258044071</text:p>
          </table:table-cell>
          <table:table-cell/>
        </table:table-row>
        <table:table-row table:style-name="ro1">
          <table:table-cell table:formula="of:=[.A51]+[$config.$B$1]" office:value-type="float" office:value="51" calcext:value-type="float">
            <text:p>51</text:p>
          </table:table-cell>
          <table:table-cell table:formula="of:=(SIN([$config.$B$2] * [.A52])+1+ RAND()) * ([$config.$C$2]+ RAND())  + ([$config.$C$2] + RAND()) +(SIN(([$config.$B$3] + RAND())* [.A52])+1+ RAND() * ([$config.$C$3] +  RAND()) + [$config.$C$3]) + [.A52]*([$config.$B$4]) + [$config.$C$4]  * RAND()" office:value-type="float" office:value="101.937143267221" calcext:value-type="float">
            <text:p>101,937143267221</text:p>
          </table:table-cell>
          <table:table-cell/>
        </table:table-row>
        <table:table-row table:style-name="ro1">
          <table:table-cell table:formula="of:=[.A52]+[$config.$B$1]" office:value-type="float" office:value="52" calcext:value-type="float">
            <text:p>52</text:p>
          </table:table-cell>
          <table:table-cell table:formula="of:=(SIN([$config.$B$2] * [.A53])+1+ RAND()) * ([$config.$C$2]+ RAND())  + ([$config.$C$2] + RAND()) +(SIN(([$config.$B$3] + RAND())* [.A53])+1+ RAND() * ([$config.$C$3] +  RAND()) + [$config.$C$3]) + [.A53]*([$config.$B$4]) + [$config.$C$4]  * RAND()" office:value-type="float" office:value="105.052171525234" calcext:value-type="float">
            <text:p>105,052171525234</text:p>
          </table:table-cell>
          <table:table-cell/>
        </table:table-row>
        <table:table-row table:style-name="ro1">
          <table:table-cell table:formula="of:=[.A53]+[$config.$B$1]" office:value-type="float" office:value="53" calcext:value-type="float">
            <text:p>53</text:p>
          </table:table-cell>
          <table:table-cell table:formula="of:=(SIN([$config.$B$2] * [.A54])+1+ RAND()) * ([$config.$C$2]+ RAND())  + ([$config.$C$2] + RAND()) +(SIN(([$config.$B$3] + RAND())* [.A54])+1+ RAND() * ([$config.$C$3] +  RAND()) + [$config.$C$3]) + [.A54]*([$config.$B$4]) + [$config.$C$4]  * RAND()" office:value-type="float" office:value="117.064816283443" calcext:value-type="float">
            <text:p>117,064816283443</text:p>
          </table:table-cell>
          <table:table-cell/>
        </table:table-row>
        <table:table-row table:style-name="ro1">
          <table:table-cell table:formula="of:=[.A54]+[$config.$B$1]" office:value-type="float" office:value="54" calcext:value-type="float">
            <text:p>54</text:p>
          </table:table-cell>
          <table:table-cell table:formula="of:=(SIN([$config.$B$2] * [.A55])+1+ RAND()) * ([$config.$C$2]+ RAND())  + ([$config.$C$2] + RAND()) +(SIN(([$config.$B$3] + RAND())* [.A55])+1+ RAND() * ([$config.$C$3] +  RAND()) + [$config.$C$3]) + [.A55]*([$config.$B$4]) + [$config.$C$4]  * RAND()" office:value-type="float" office:value="112.223336393269" calcext:value-type="float">
            <text:p>112,223336393269</text:p>
          </table:table-cell>
          <table:table-cell/>
        </table:table-row>
        <table:table-row table:style-name="ro1">
          <table:table-cell table:formula="of:=[.A55]+[$config.$B$1]" office:value-type="float" office:value="55" calcext:value-type="float">
            <text:p>55</text:p>
          </table:table-cell>
          <table:table-cell table:formula="of:=(SIN([$config.$B$2] * [.A56])+1+ RAND()) * ([$config.$C$2]+ RAND())  + ([$config.$C$2] + RAND()) +(SIN(([$config.$B$3] + RAND())* [.A56])+1+ RAND() * ([$config.$C$3] +  RAND()) + [$config.$C$3]) + [.A56]*([$config.$B$4]) + [$config.$C$4]  * RAND()" office:value-type="float" office:value="131.814661946557" calcext:value-type="float">
            <text:p>131,814661946557</text:p>
          </table:table-cell>
          <table:table-cell/>
        </table:table-row>
        <table:table-row table:style-name="ro1">
          <table:table-cell table:formula="of:=[.A56]+[$config.$B$1]" office:value-type="float" office:value="56" calcext:value-type="float">
            <text:p>56</text:p>
          </table:table-cell>
          <table:table-cell table:formula="of:=(SIN([$config.$B$2] * [.A57])+1+ RAND()) * ([$config.$C$2]+ RAND())  + ([$config.$C$2] + RAND()) +(SIN(([$config.$B$3] + RAND())* [.A57])+1+ RAND() * ([$config.$C$3] +  RAND()) + [$config.$C$3]) + [.A57]*([$config.$B$4]) + [$config.$C$4]  * RAND()" office:value-type="float" office:value="126.374161094189" calcext:value-type="float">
            <text:p>126,374161094189</text:p>
          </table:table-cell>
          <table:table-cell/>
        </table:table-row>
        <table:table-row table:style-name="ro1">
          <table:table-cell table:formula="of:=[.A57]+[$config.$B$1]" office:value-type="float" office:value="57" calcext:value-type="float">
            <text:p>57</text:p>
          </table:table-cell>
          <table:table-cell table:formula="of:=(SIN([$config.$B$2] * [.A58])+1+ RAND()) * ([$config.$C$2]+ RAND())  + ([$config.$C$2] + RAND()) +(SIN(([$config.$B$3] + RAND())* [.A58])+1+ RAND() * ([$config.$C$3] +  RAND()) + [$config.$C$3]) + [.A58]*([$config.$B$4]) + [$config.$C$4]  * RAND()" office:value-type="float" office:value="123.459486926669" calcext:value-type="float">
            <text:p>123,459486926669</text:p>
          </table:table-cell>
          <table:table-cell/>
        </table:table-row>
        <table:table-row table:style-name="ro1">
          <table:table-cell table:formula="of:=[.A58]+[$config.$B$1]" office:value-type="float" office:value="58" calcext:value-type="float">
            <text:p>58</text:p>
          </table:table-cell>
          <table:table-cell table:formula="of:=(SIN([$config.$B$2] * [.A59])+1+ RAND()) * ([$config.$C$2]+ RAND())  + ([$config.$C$2] + RAND()) +(SIN(([$config.$B$3] + RAND())* [.A59])+1+ RAND() * ([$config.$C$3] +  RAND()) + [$config.$C$3]) + [.A59]*([$config.$B$4]) + [$config.$C$4]  * RAND()" office:value-type="float" office:value="127.248064057983" calcext:value-type="float">
            <text:p>127,248064057983</text:p>
          </table:table-cell>
          <table:table-cell/>
        </table:table-row>
        <table:table-row table:style-name="ro1">
          <table:table-cell table:formula="of:=[.A59]+[$config.$B$1]" office:value-type="float" office:value="59" calcext:value-type="float">
            <text:p>59</text:p>
          </table:table-cell>
          <table:table-cell table:formula="of:=(SIN([$config.$B$2] * [.A60])+1+ RAND()) * ([$config.$C$2]+ RAND())  + ([$config.$C$2] + RAND()) +(SIN(([$config.$B$3] + RAND())* [.A60])+1+ RAND() * ([$config.$C$3] +  RAND()) + [$config.$C$3]) + [.A60]*([$config.$B$4]) + [$config.$C$4]  * RAND()" office:value-type="float" office:value="121.207888655044" calcext:value-type="float">
            <text:p>121,207888655044</text:p>
          </table:table-cell>
          <table:table-cell/>
        </table:table-row>
        <table:table-row table:style-name="ro1">
          <table:table-cell table:formula="of:=[.A60]+[$config.$B$1]" office:value-type="float" office:value="60" calcext:value-type="float">
            <text:p>60</text:p>
          </table:table-cell>
          <table:table-cell table:formula="of:=(SIN([$config.$B$2] * [.A61])+1+ RAND()) * ([$config.$C$2]+ RAND())  + ([$config.$C$2] + RAND()) +(SIN(([$config.$B$3] + RAND())* [.A61])+1+ RAND() * ([$config.$C$3] +  RAND()) + [$config.$C$3]) + [.A61]*([$config.$B$4]) + [$config.$C$4]  * RAND()" office:value-type="float" office:value="108.491275061134" calcext:value-type="float">
            <text:p>108,491275061134</text:p>
          </table:table-cell>
          <table:table-cell/>
        </table:table-row>
        <table:table-row table:style-name="ro1">
          <table:table-cell table:formula="of:=[.A61]+[$config.$B$1]" office:value-type="float" office:value="61" calcext:value-type="float">
            <text:p>61</text:p>
          </table:table-cell>
          <table:table-cell table:formula="of:=(SIN([$config.$B$2] * [.A62])+1+ RAND()) * ([$config.$C$2]+ RAND())  + ([$config.$C$2] + RAND()) +(SIN(([$config.$B$3] + RAND())* [.A62])+1+ RAND() * ([$config.$C$3] +  RAND()) + [$config.$C$3]) + [.A62]*([$config.$B$4]) + [$config.$C$4]  * RAND()" office:value-type="float" office:value="102.992869063833" calcext:value-type="float">
            <text:p>102,992869063833</text:p>
          </table:table-cell>
          <table:table-cell/>
        </table:table-row>
        <table:table-row table:style-name="ro1">
          <table:table-cell table:formula="of:=[.A62]+[$config.$B$1]" office:value-type="float" office:value="62" calcext:value-type="float">
            <text:p>62</text:p>
          </table:table-cell>
          <table:table-cell table:formula="of:=(SIN([$config.$B$2] * [.A63])+1+ RAND()) * ([$config.$C$2]+ RAND())  + ([$config.$C$2] + RAND()) +(SIN(([$config.$B$3] + RAND())* [.A63])+1+ RAND() * ([$config.$C$3] +  RAND()) + [$config.$C$3]) + [.A63]*([$config.$B$4]) + [$config.$C$4]  * RAND()" office:value-type="float" office:value="119.446128200992" calcext:value-type="float">
            <text:p>119,446128200992</text:p>
          </table:table-cell>
          <table:table-cell/>
        </table:table-row>
        <table:table-row table:style-name="ro1">
          <table:table-cell table:formula="of:=[.A63]+[$config.$B$1]" office:value-type="float" office:value="63" calcext:value-type="float">
            <text:p>63</text:p>
          </table:table-cell>
          <table:table-cell table:formula="of:=(SIN([$config.$B$2] * [.A64])+1+ RAND()) * ([$config.$C$2]+ RAND())  + ([$config.$C$2] + RAND()) +(SIN(([$config.$B$3] + RAND())* [.A64])+1+ RAND() * ([$config.$C$3] +  RAND()) + [$config.$C$3]) + [.A64]*([$config.$B$4]) + [$config.$C$4]  * RAND()" office:value-type="float" office:value="131.534879357586" calcext:value-type="float">
            <text:p>131,534879357586</text:p>
          </table:table-cell>
          <table:table-cell/>
        </table:table-row>
        <table:table-row table:style-name="ro1">
          <table:table-cell table:formula="of:=[.A64]+[$config.$B$1]" office:value-type="float" office:value="64" calcext:value-type="float">
            <text:p>64</text:p>
          </table:table-cell>
          <table:table-cell table:formula="of:=(SIN([$config.$B$2] * [.A65])+1+ RAND()) * ([$config.$C$2]+ RAND())  + ([$config.$C$2] + RAND()) +(SIN(([$config.$B$3] + RAND())* [.A65])+1+ RAND() * ([$config.$C$3] +  RAND()) + [$config.$C$3]) + [.A65]*([$config.$B$4]) + [$config.$C$4]  * RAND()" office:value-type="float" office:value="137.138299658853" calcext:value-type="float">
            <text:p>137,138299658853</text:p>
          </table:table-cell>
          <table:table-cell/>
        </table:table-row>
        <table:table-row table:style-name="ro1">
          <table:table-cell table:formula="of:=[.A65]+[$config.$B$1]" office:value-type="float" office:value="65" calcext:value-type="float">
            <text:p>65</text:p>
          </table:table-cell>
          <table:table-cell table:formula="of:=(SIN([$config.$B$2] * [.A66])+1+ RAND()) * ([$config.$C$2]+ RAND())  + ([$config.$C$2] + RAND()) +(SIN(([$config.$B$3] + RAND())* [.A66])+1+ RAND() * ([$config.$C$3] +  RAND()) + [$config.$C$3]) + [.A66]*([$config.$B$4]) + [$config.$C$4]  * RAND()" office:value-type="float" office:value="133.644201260788" calcext:value-type="float">
            <text:p>133,644201260788</text:p>
          </table:table-cell>
          <table:table-cell/>
        </table:table-row>
        <table:table-row table:style-name="ro1">
          <table:table-cell table:formula="of:=[.A66]+[$config.$B$1]" office:value-type="float" office:value="66" calcext:value-type="float">
            <text:p>66</text:p>
          </table:table-cell>
          <table:table-cell table:formula="of:=(SIN([$config.$B$2] * [.A67])+1+ RAND()) * ([$config.$C$2]+ RAND())  + ([$config.$C$2] + RAND()) +(SIN(([$config.$B$3] + RAND())* [.A67])+1+ RAND() * ([$config.$C$3] +  RAND()) + [$config.$C$3]) + [.A67]*([$config.$B$4]) + [$config.$C$4]  * RAND()" office:value-type="float" office:value="120.993108444412" calcext:value-type="float">
            <text:p>120,993108444412</text:p>
          </table:table-cell>
          <table:table-cell/>
        </table:table-row>
        <table:table-row table:style-name="ro1">
          <table:table-cell table:formula="of:=[.A67]+[$config.$B$1]" office:value-type="float" office:value="67" calcext:value-type="float">
            <text:p>67</text:p>
          </table:table-cell>
          <table:table-cell table:formula="of:=(SIN([$config.$B$2] * [.A68])+1+ RAND()) * ([$config.$C$2]+ RAND())  + ([$config.$C$2] + RAND()) +(SIN(([$config.$B$3] + RAND())* [.A68])+1+ RAND() * ([$config.$C$3] +  RAND()) + [$config.$C$3]) + [.A68]*([$config.$B$4]) + [$config.$C$4]  * RAND()" office:value-type="float" office:value="132.655190279543" calcext:value-type="float">
            <text:p>132,655190279543</text:p>
          </table:table-cell>
          <table:table-cell/>
        </table:table-row>
        <table:table-row table:style-name="ro1">
          <table:table-cell table:formula="of:=[.A68]+[$config.$B$1]" office:value-type="float" office:value="68" calcext:value-type="float">
            <text:p>68</text:p>
          </table:table-cell>
          <table:table-cell table:formula="of:=(SIN([$config.$B$2] * [.A69])+1+ RAND()) * ([$config.$C$2]+ RAND())  + ([$config.$C$2] + RAND()) +(SIN(([$config.$B$3] + RAND())* [.A69])+1+ RAND() * ([$config.$C$3] +  RAND()) + [$config.$C$3]) + [.A69]*([$config.$B$4]) + [$config.$C$4]  * RAND()" office:value-type="float" office:value="122.237428112754" calcext:value-type="float">
            <text:p>122,237428112754</text:p>
          </table:table-cell>
          <table:table-cell/>
        </table:table-row>
        <table:table-row table:style-name="ro1">
          <table:table-cell table:formula="of:=[.A69]+[$config.$B$1]" office:value-type="float" office:value="69" calcext:value-type="float">
            <text:p>69</text:p>
          </table:table-cell>
          <table:table-cell table:formula="of:=(SIN([$config.$B$2] * [.A70])+1+ RAND()) * ([$config.$C$2]+ RAND())  + ([$config.$C$2] + RAND()) +(SIN(([$config.$B$3] + RAND())* [.A70])+1+ RAND() * ([$config.$C$3] +  RAND()) + [$config.$C$3]) + [.A70]*([$config.$B$4]) + [$config.$C$4]  * RAND()" office:value-type="float" office:value="114.666067142389" calcext:value-type="float">
            <text:p>114,666067142389</text:p>
          </table:table-cell>
          <table:table-cell/>
        </table:table-row>
        <table:table-row table:style-name="ro1">
          <table:table-cell table:formula="of:=[.A70]+[$config.$B$1]" office:value-type="float" office:value="70" calcext:value-type="float">
            <text:p>70</text:p>
          </table:table-cell>
          <table:table-cell table:formula="of:=(SIN([$config.$B$2] * [.A71])+1+ RAND()) * ([$config.$C$2]+ RAND())  + ([$config.$C$2] + RAND()) +(SIN(([$config.$B$3] + RAND())* [.A71])+1+ RAND() * ([$config.$C$3] +  RAND()) + [$config.$C$3]) + [.A71]*([$config.$B$4]) + [$config.$C$4]  * RAND()" office:value-type="float" office:value="108.592301390391" calcext:value-type="float">
            <text:p>108,592301390391</text:p>
          </table:table-cell>
          <table:table-cell/>
        </table:table-row>
        <table:table-row table:style-name="ro1">
          <table:table-cell table:formula="of:=[.A71]+[$config.$B$1]" office:value-type="float" office:value="71" calcext:value-type="float">
            <text:p>71</text:p>
          </table:table-cell>
          <table:table-cell table:formula="of:=(SIN([$config.$B$2] * [.A72])+1+ RAND()) * ([$config.$C$2]+ RAND())  + ([$config.$C$2] + RAND()) +(SIN(([$config.$B$3] + RAND())* [.A72])+1+ RAND() * ([$config.$C$3] +  RAND()) + [$config.$C$3]) + [.A72]*([$config.$B$4]) + [$config.$C$4]  * RAND()" office:value-type="float" office:value="130.344049081225" calcext:value-type="float">
            <text:p>130,344049081225</text:p>
          </table:table-cell>
          <table:table-cell/>
        </table:table-row>
      </table:table>
      <table:table table:name="config" table:style-name="ta1">
        <table:table-column table:style-name="co5" table:default-cell-style-name="ce3"/>
        <table:table-column table:style-name="co4" table:number-columns-repeated="3" table:default-cell-style-name="Default"/>
        <table:table-row table:style-name="ro1">
          <table:table-cell table:style-name="ce2" office:value-type="string" calcext:value-type="string">
            <text:p>delta x – steps x-valu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. Sine Wave Parameter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2. Sine Wave Parameter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3. Line mx+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9-24T08:07:16.327506000</meta:creation-date>
    <dc:date>2019-09-24T08:36:56.479875000</dc:date>
    <dc:creator>Engelbert Niehaus</dc:creator>
    <meta:editing-duration>PT5M25S</meta:editing-duration>
    <meta:editing-cycles>2</meta:editing-cycles>
    <meta:generator>LibreOffice/6.0.6.2$MacOSX_X86_64 LibreOffice_project/0c292870b25a325b5ed35f6b45599d2ea4458e77</meta:generator>
    <meta:document-statistic meta:table-count="2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75cm" xlink:href=".." xlink:type="simple" chart:class="chart:scatter" chart:style-name="ch1">
        <chart:legend chart:legend-position="end" svg:x="12.061cm" svg:y="3.939cm" style:legend-expansion="high" chart:style-name="ch2"/>
        <chart:plot-area chart:style-name="ch3" table:cell-range-address="data.A1:data.C70" chart:data-source-has-labels="row" svg:x="0.319cm" svg:y="0.179cm" svg:width="11.423cm" svg:height="8.617cm">
          <chartooo:coordinate-region svg:x="0.967cm" svg:y="0.378cm" svg:width="10.377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70" chart:label-cell-address="data.B1:data.B1" chart:class="chart:scatter">
            <chart:domain table:cell-range-address="data.A2:data.A70"/>
            <chart:data-point chart:repeated="69"/>
          </chart:series>
          <chart:series chart:style-name="ch7" chart:values-cell-range-address="data.C2:data.C70" chart:label-cell-address="data.C1:data.C1" chart:class="chart:scatter"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alue</text:p>
                <draw:g>
                  <svg:desc>data.B1:data.B1</svg:desc>
                </draw:g>
              </table:table-cell>
              <table:table-cell office:value-type="string">
                <text:p>Moving Average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70</svg:desc>
                </draw:g>
              </table:table-cell>
              <table:table-cell office:value-type="float" office:value="62.7838874315232">
                <text:p>62.7838874315232</text:p>
                <draw:g>
                  <svg:desc>data.B2:data.B70</svg:desc>
                </draw:g>
              </table:table-cell>
              <table:table-cell office:value-type="float" office:value="NaN">
                <text:p>NaN</text:p>
                <draw:g>
                  <svg:desc>data.C2:data.C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2385345088132">
                <text:p>65.238534508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.5320564019518">
                <text:p>58.532056401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8.4725894875357">
                <text:p>68.472589487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8344441364099">
                <text:p>50.834444136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.2817077957296">
                <text:p>62.281707795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.9943357169167">
                <text:p>55.994335716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3.7076574451747">
                <text:p>63.707657445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9.8503821884687">
                <text:p>59.8503821884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.6533545043615">
                <text:p>75.6533545043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1.2927689020281">
                <text:p>81.2927689020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9.1145280997113">
                <text:p>89.114528099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.2255824973921">
                <text:p>81.2255824973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6.5880519893211">
                <text:p>66.5880519893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5.8006332585602">
                <text:p>55.8006332585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9.4160667830688">
                <text:p>59.416066783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4.3066598692447">
                <text:p>74.3066598692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8.9017326595915">
                <text:p>78.9017326595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2.8804520338715">
                <text:p>82.880452033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4945249953212">
                <text:p>85.494524995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8.7666335901639">
                <text:p>78.766633590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6.2218402952157">
                <text:p>76.221840295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4.3988082113744">
                <text:p>74.398808211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0.342992344552">
                <text:p>70.34299234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1.994292992328">
                <text:p>61.99429299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8.1947534295779">
                <text:p>78.194753429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4.414362069782">
                <text:p>84.414362069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2.0295252573722">
                <text:p>82.029525257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4.9758685018038">
                <text:p>84.9758685018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.1697795123465">
                <text:p>95.1697795123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8.6123946635957">
                <text:p>98.6123946635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1.5450877714451">
                <text:p>91.5450877714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3.9871250350067">
                <text:p>93.987125035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3.6426869527416">
                <text:p>83.6426869527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4.3973293456689">
                <text:p>84.397329345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6.8283460533799">
                <text:p>96.828346053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2.4612659726482">
                <text:p>92.4612659726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1.132098585919">
                <text:p>111.132098585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7.658837979769">
                <text:p>117.658837979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5.3264730499013">
                <text:p>85.3264730499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.1639751234713">
                <text:p>90.1639751234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0.990634683255">
                <text:p>100.99063468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7.7391762747563">
                <text:p>97.739176274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4.044948925143">
                <text:p>104.04494892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2.908877747164">
                <text:p>102.908877747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2.574971006206">
                <text:p>102.57497100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4.875573637796">
                <text:p>114.875573637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2.798968184583">
                <text:p>112.79896818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1.037433268585">
                <text:p>111.037433268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5.1527258044071">
                <text:p>95.152725804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1.937143267221">
                <text:p>101.93714326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5.052171525234">
                <text:p>105.052171525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7.064816283443">
                <text:p>117.064816283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2.223336393269">
                <text:p>112.22333639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1.814661946557">
                <text:p>131.814661946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6.374161094189">
                <text:p>126.374161094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3.459486926669">
                <text:p>123.459486926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7.248064057983">
                <text:p>127.248064057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1.207888655044">
                <text:p>121.207888655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8.491275061134">
                <text:p>108.49127506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2.992869063833">
                <text:p>102.99286906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9.446128200992">
                <text:p>119.44612820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1.534879357586">
                <text:p>131.534879357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7.138299658853">
                <text:p>137.138299658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3.644201260788">
                <text:p>133.644201260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0.993108444412">
                <text:p>120.993108444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2.655190279543">
                <text:p>132.655190279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2.237428112754">
                <text:p>122.23742811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4.666067142389">
                <text:p>114.6660671423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